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 table:number-rows-repeated="6">
          <table:table-cell table:style-name="ce26" table:number-columns-repeated="7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3" table:number-rows-repeated="104799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 style:data-style-name="N2" text:time-value="23:07:12.0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7-24T23:12:04.387000000</dc:date>
    <meta:editing-duration>PT3H15M43S</meta:editing-duration>
    <meta:editing-cycles>37</meta:editing-cycles>
    <meta:generator>LibreOffice/7.1.4.2$Windows_X86_64 LibreOffice_project/a529a4fab45b75fefc5b6226684193eb000654f6</meta:generator>
    <meta:document-statistic meta:table-count="1" meta:cell-count="4608" meta:object-count="0"/>
  </office:meta>
</office:document-meta>
</file>